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text-properties fo:font-size="12pt" style:font-size-asian="10.5pt" style:font-size-complex="12pt"/>
    </style:style>
    <style:style style:name="T1" style:family="text">
      <style:text-properties officeooo:rsid="000d3b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’s</text:span><office:annotation><dc:creator>POD</dc:creator><dc:date>2025-04-10T22:09:47</dc:date><text:p>No previous "if" statement could be found for this "else" statement.</text:p><text:p>                  ~~~~~~~~~~~~~~~~~^^^^^^^^^^^^^^^^^^^^^^^^</text:p><text:p>                                 statementName, subExpr, podElem, minus)</text:p><text:p>                                 ^^^^^^^^^^^^^^^^^^^^^^^^^^^^^^^^^^^^^^^</text:p><text:p>  File "/root/.venv/lib/python3.13/site-packages/appy/pod/buffers.py", line 608, in createAction</text:p><text:p>    if not self.env.ifActions: raise ParsingError(ELSE_N_I)</text:p><text:p>                               ^^^^^^^^^^^^^^^^^^^^^^^^^^^^</text:p><text:p>appy.pod.buffers.ParsingError: No previous "if" statement could be found for this "else" statement.</text:p></office:annotation> insert an « else » that references an unexisting named « if ».</text:p>
      <text:p text:style-name="P1"/>
      <text:p text:style-name="P1">Then, try to have several « if » statements that have the same name.</text:p>
      <table:table table:name="Tableau1" table:style-name="Tableau1">
        <table:table-column table:style-name="Tableau1.A" table:number-columns-repeated="1"/>
        <table:table-row>
          <table:table-cell table:style-name="Tableau1.A1" office:value-type="string" table:protected="false">
            <text:p text:style-name="P2">Hello<office:annotation><dc:creator>POD</dc:creator><dc:date>2025-04-10T22:09:47</dc:date><text:p>An "if" statement with the same name already exists.</text:p><text:p>                  ~~~~~~~~~~~~~~~~~^^^^^^^^^^^^^^^^^^^^^^^^</text:p><text:p>                                 statementName, subExpr, podElem, minus)</text:p><text:p>                                 ^^^^^^^^^^^^^^^^^^^^^^^^^^^^^^^^^^^^^^^</text:p><text:p>  File "/root/.venv/lib/python3.13/site-packages/appy/pod/buffers.py", line 604, in createAction</text:p><text:p>    raise ParsingError(DUP_N_IF)</text:p><text:p>appy.pod.buffers.ParsingError: An "if" statement with the same name already exists.</text:p></office:annotation></text:p>
          </table:table-cell>
        </table:table-row>
      </table:table>
      <text:p text:style-name="P1"/>
      <text:p text:style-name="P1"><office:annotation><dc:creator>POD</dc:creator><dc:date>2025-04-10T22:09:47</dc:date><text:p>There was a problem with this action. Possible causes: (1) you specified no action (ie "do text") while not specifying any from clause; (2) you specified the from clause on the same line as the action, which is not allowed (ie "do text from ...").</text:p><text:p>                    ^^^^^^^^^^^^^^^^^^^^^^^</text:p><text:p>appy.pod.buffers.ParsingError: There was a problem with this action. Possible causes: (1) you specified no action (ie "do text") while not specifying any from clause; (2) you specified the from clause on the same line as the action, which is not allowed (ie "do text from ...").</text:p></office:annotation>Some syntax errors.</text:p>
      <text:p text:style-name="P1">Some mo<office:annotation><dc:creator>POD</dc:creator><dc:date>2025-04-10T22:09:47</dc:date><text:p>There was a problem with this action. Possible causes: (1) you specified no action (ie "do text") while not specifying any from clause; (2) you specified the from clause on the same line as the action, which is not allowed (ie "do text from ...").</text:p><text:p>                    ^^^^^^^^^^^^^^^^^^^^^^^</text:p><text:p>appy.pod.buffers.ParsingError: There was a problem with this action. Possible causes: (1) you specified no action (ie "do text") while not specifying any from clause; (2) you specified the from clause on the same line as the action, which is not allowed (ie "do text from ...").</text:p></office:annotation>re syntax err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fr" fo:country="FR" style:font-name-asian="DejaVu Sans" style:font-size-asian="12pt" style:language-asian="fr" style:country-asian="FR" style:font-name-complex="DejaVu Sans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text:list-style style:name="podNumberedList">
      <text:list-level-style-number text:level="1" text:style-name="podNumberStyle" style:num-suffix="." style:num-format="1">
        <style:list-level-properties text:space-before="0.08in" text:min-label-width="0.32in"/>
      </text:list-level-style-number>
      <text:list-level-style-number text:level="2" text:style-name="podNumberStyle" style:num-suffix="." style:num-format="1">
        <style:list-level-properties text:space-before="0.4in" text:min-label-width="0.32in"/>
      </text:list-level-style-number>
      <text:list-level-style-number text:level="3" text:style-name="podNumberStyle" style:num-suffix="." style:num-format="1">
        <style:list-level-properties text:space-before="0.72in" text:min-label-width="0.32in"/>
      </text:list-level-style-number>
      <text:list-level-style-number text:level="4" text:style-name="podNumberStyle" style:num-suffix="." style:num-format="1">
        <style:list-level-properties text:space-before="1.04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1in" text:min-label-width="0.3in"/>
      </text:list-level-style-bullet>
      <text:list-level-style-bullet text:level="2" text:style-name="podBulletStyle" text:bullet-char="◦">
        <style:list-level-properties text:space-before="0.42in" text:min-label-width="0.3in"/>
      </text:list-level-style-bullet>
      <text:list-level-style-bullet text:level="3" text:style-name="podBulletStyle" text:bullet-char="▪">
        <style:list-level-properties text:space-before="0.74in" text:min-label-width="0.3in"/>
      </text:list-level-style-bullet>
      <text:list-level-style-bullet text:level="4" text:style-name="podBulletStyle" text:bullet-char="•">
        <style:list-level-properties text:space-before="1.06in" text:min-label-width="0.3in"/>
      </text:list-level-style-bullet>
    </text:list-styl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  <meta:creation-date>2007-04-20T21:43:58</meta:creation-date>
    <dc:date>2025-04-10T22:09:43.720334377</dc:date>
    <dc:language>fr-FR</dc:language>
    <meta:editing-cycles>23</meta:editing-cycles>
    <meta:editing-duration>PT3H45M4S</meta:editing-duration>
    <meta:document-statistic meta:table-count="1" meta:image-count="0" meta:object-count="0" meta:page-count="1" meta:paragraph-count="6" meta:word-count="38" meta:character-count="193" meta:non-whitespace-character-count="161"/>
    <meta:user-defined meta:name="Info 1"/>
    <meta:user-defined meta:name="Info 2"/>
    <meta:user-defined meta:name="Info 3"/>
    <meta:user-defined meta:name="Info 4"/>
    <dc:title>ifElseErrors</dc:title>
  </office:meta>
</office:document-meta>
</file>